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padding="0.049cm" fo:border-left="none" fo:border-right="none" fo:border-top="0.002cm solid #000000" fo:border-bottom="0.018cm solid #000000" style:shadow="none"/>
      <style:text-properties style:font-name="Arial" fo:font-size="16pt" fo:language="fr" fo:country="FR" style:font-size-asian="16pt" style:font-size-complex="16pt"/>
    </style:style>
    <style:style style:name="P2" style:family="paragraph" style:parent-style-name="Text_20_body">
      <style:paragraph-properties fo:text-align="center" style:justify-single-word="false" fo:padding="0.049cm" fo:border-left="none" fo:border-right="none" fo:border-top="0.002cm solid #000000" fo:border-bottom="0.018cm solid #000000" style:shadow="none"/>
      <style:text-properties style:font-name="Arial" fo:language="fr" fo:country="FR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Heading" style:master-page-name="First_20_Page">
      <style:paragraph-properties fo:text-align="center" style:justify-single-word="false" style:page-number="auto" fo:padding="0.049cm" fo:border-left="none" fo:border-right="none" fo:border-top="0.002cm solid #000000" fo:border-bottom="0.018cm solid #000000" style:shadow="none"/>
      <style:text-properties style:font-name="Arial" fo:font-size="16pt" fo:language="fr" fo:country="FR" style:font-size-asian="16pt" style:font-size-complex="16pt"/>
    </style:style>
    <style:style style:name="P6" style:family="paragraph" style:parent-style-name="Header">
      <style:text-properties style:font-name="Arial"/>
    </style:style>
    <style:style style:name="P7" style:family="paragraph" style:parent-style-name="Header">
      <style:text-properties style:font-name="Arial" fo:language="fr" fo:country="FR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1cm" fo:text-indent="-0.635cm" fo:margin-left="1.6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6cm" fo:text-indent="-0.635cm" fo:margin-left="2.2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1cm" fo:text-indent="-0.635cm" fo:margin-left="2.8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26cm" fo:text-indent="-0.635cm" fo:margin-left="3.5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61cm" fo:text-indent="-0.635cm" fo:margin-left="4.1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96cm" fo:text-indent="-0.635cm" fo:margin-left="4.7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31cm" fo:text-indent="-0.635cm" fo:margin-left="5.4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66cm" fo:text-indent="-0.635cm" fo:margin-left="6.0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01cm" fo:text-indent="-0.635cm" fo:margin-left="6.7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36cm" fo:text-indent="-0.635cm" fo:margin-left="7.3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RBANOID</text:p>
      <text:p text:style-name="P1"><text:s/></text:p>
      <text:p text:style-name="P1">Application &lt;o&gt; VuParVous</text:p>
      <text:p text:style-name="P1"/>
      <text:p text:style-name="P2">Notice d'utilisation</text:p>
      <text:p text:style-name="Text_20_body"/>
      <text:p text:style-name="Text_20_body">Cette notice explique comment installer et utiliser l'application vuParVous sur un téléphone android.</text:p>
      <text:h text:style-name="Heading_20_1" text:outline-level="1">Procédure d'installation</text:h>
      <text:list xml:id="list643254840983193033" text:style-name="L1">
        <text:list-item>
          <text:p text:style-name="P3">Installez ApK Manager sur votre téléphone</text:p>
          <text:list>
            <text:list-item>
              <text:p text:style-name="P3">Ouvrez l'application PlayStore à partir de votre téléphone.</text:p>
              <text:p text:style-name="P3">Note : Vous pouvez également installer ApkManager en vous connectant sur GooglePlay à partir de votre ordinateur.</text:p>
            </text:list-item>
            <text:list-item>
              <text:p text:style-name="P3">Recherchez l'application ApkManager</text:p>
            </text:list-item>
            <text:list-item>
              <text:p text:style-name="P3">cliquez sur installer.</text:p>
            </text:list-item>
            <text:list-item>
              <text:p text:style-name="P3">l'application se télécharge et s'installe.</text:p>
            </text:list-item>
          </text:list>
          <text:p text:style-name="P3"/>
        </text:list-item>
        <text:list-item>
          <text:p text:style-name="P3">Copie de vuparvous.apk sur le téléphone :</text:p>
          <text:list>
            <text:list-item>
              <text:p text:style-name="P3">Branchez votre téléphone android à l'ordinateur via le câble usb.</text:p>
            </text:list-item>
            <text:list-item>
              <text:p text:style-name="P3">Dans windows, ouvrez l'appareil mobile pour afficher les fichiers.</text:p>
            </text:list-item>
            <text:list-item>
              <text:p text:style-name="P3">Déposez le fichier vuparvous.apk dans le dossier Downloads (si ce dossier n'existe pas, créez le). </text:p>
            </text:list-item>
          </text:list>
          <text:p text:style-name="P3"/>
        </text:list-item>
        <text:list-item>
          <text:p text:style-name="P3">Installation de vuparvous.</text:p>
          <text:list>
            <text:list-item>
              <text:p text:style-name="P3">Ouvrez l'application Apk Manager sur votre téléphone</text:p>
            </text:list-item>
            <text:list-item>
              <text:p text:style-name="P3">Appuyez sur le bouton "Install"</text:p>
            </text:list-item>
            <text:list-item>
              <text:p text:style-name="P3">L'application com.urbanoid doit apparaitre.</text:p>
            </text:list-item>
            <text:list-item>
              <text:p text:style-name="P3">Sélectionnez com.urbanoid puis installation.</text:p>
            </text:list-item>
            <text:list-item>
              <text:p text:style-name="P3">Sélectionnez "Installer" sur l'écran de d'autorisation.</text:p>
            </text:list-item>
            <text:list-item>
              <text:p text:style-name="P3">L'application doit maintenant être installée sur votre téléphone.</text:p>
            </text:list-item>
          </text:list>
        </text:list-item>
      </text:list>
      <text:p text:style-name="Text_20_body"/>
      <text:h text:style-name="P8" text:outline-level="1">Utilisation</text:h>
      <text:list xml:id="list7991880094550139245" text:style-name="L2">
        <text:list-item>
          <text:p text:style-name="P4">Démarrez l'application "vuparvous".</text:p>
        </text:list-item>
        <text:list-item>
          <text:p text:style-name="P4">le menu principal proposes 4 options : Profil / Découverte / Partage / Palmarès</text:p>
          <text:list>
            <text:list-item>
              <text:p text:style-name="P4">Profil :</text:p>
              <text:p text:style-name="P4">Cet écran permet de se connecter/déconnecter à son compte. </text:p>
              <text:p text:style-name="P4">Cette opération est nécessaire pour pouvoir partager des images et accéder à son palmarès.</text:p>
            </text:list-item>
            <text:list-item>
              <text:p text:style-name="P4">Découverte :</text:p>
              <text:p text:style-name="P4">Cet écran permet de découvrir de nouveaux sites emblématiques.</text:p>
              <text:p text:style-name="P4">Il se sous divise en 1- la liste des sites, 2- La carte des sites, 3- Les photos des sites.</text:p>
              <text:p text:style-name="P4">Lors de l'accès final à la photo, il est possible de voter</text:p>
            </text:list-item>
            <text:list-item>
              <text:p text:style-name="P4">Partage :</text:p>
              <text:p text:style-name="P4">Cet écran permet de prendre et partager des photos de sites.</text:p>
              <text:p text:style-name="P4">Il permet de choisir une photo depuis sa pellicule, de prendre une photo, de localiser le site photographié et enfin de partager la photo.</text:p>
            </text:list-item>
            <text:list-item>
              <text:p text:style-name="P4">Palmarès :</text:p>
              <text:p text:style-name="P4">Cet écran liste les photos faites par l'utilisateur connecté.</text:p>
              <text:p text:style-name="P4">Il permet d'accéder au votes fait par les autres utilisateurs.</text:p>
            </text:list-item>
          </text:list>
        </text:list-item>
      </text:list>
      <text:p text:style-name="Text_20_body"><text:s text:c="3"/></text:p>
      <text:p text:style-name="Text_20_body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P2" style:family="paragraph" style:parent-style-name="Header">
      <style:text-properties style:font-name="Arial" fo:language="fr" fo:country="FR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Urbanoid<text:tab/><text:span text:style-name="MT1">&lt;o&gt;</text:span><text:tab/>VuParVous</text:p>
      </style:header>
      <style:footer>
        <text:p text:style-name="MP2"><text:page-number text:select-page="current">2</text:page-number>/<text:page-count>2</text:page-count><text:tab/>v 1<text:tab/><text:date style:data-style-name="N37" text:date-value="2013-06-24T12:12:33.34">24/06/13</text:date></text:p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>1</text:page-number>/<text:page-count>2</text:page-count><text:tab/>v 1<text:tab/><text:date style:data-style-name="N37" text:date-value="2013-06-24T12:12:33.34">24/06/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e Delorme</meta:initial-creator>
    <meta:creation-date>2013-06-24T11:52:54.56</meta:creation-date>
    <meta:document-statistic meta:table-count="0" meta:image-count="0" meta:object-count="0" meta:page-count="2" meta:paragraph-count="44" meta:word-count="326" meta:character-count="2041"/>
    <dc:date>2013-06-24T12:12:33.16</dc:date>
    <dc:creator>Patrice Delorme</dc:creator>
    <meta:editing-duration>PT19M42S</meta:editing-duration>
    <meta:editing-cycles>1</meta:editing-cycles>
    <meta:generator>OpenOffice.org/3.4.1$Win32 OpenOffice.org_project/341m1$Build-9593</meta:generator>
  </office:meta>
</office:document-meta>
</file>